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8101102</text:p>
          </table:table-cell>
          <table:table-cell office:value-type="string" calcext:value-type="string">
            <text:p>2024-01-31 14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23056" calcext:value-type="float">
            <text:p>29.023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101102</text:p>
          </table:table-cell>
          <table:table-cell office:value-type="string" calcext:value-type="string">
            <text:p>2023-02-21 14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24864" calcext:value-type="float">
            <text:p>26.72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101102</text:p>
          </table:table-cell>
          <table:table-cell office:value-type="string" calcext:value-type="string">
            <text:p>2022-01-12 14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85496" calcext:value-type="float">
            <text:p>25.685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101102</text:p>
          </table:table-cell>
          <table:table-cell office:value-type="string" calcext:value-type="string">
            <text:p>2021-01-27 14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02816" calcext:value-type="float">
            <text:p>27.10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101102</text:p>
          </table:table-cell>
          <table:table-cell office:value-type="string" calcext:value-type="string">
            <text:p>2020-01-28 14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83304" calcext:value-type="float">
            <text:p>29.48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101102</text:p>
          </table:table-cell>
          <table:table-cell office:value-type="string" calcext:value-type="string">
            <text:p>2019-01-11 15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3764" calcext:value-type="float">
            <text:p>26.83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101102</text:p>
          </table:table-cell>
          <table:table-cell office:value-type="string" calcext:value-type="string">
            <text:p>2018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3992" calcext:value-type="float">
            <text:p>29.83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101102</text:p>
          </table:table-cell>
          <table:table-cell office:value-type="string" calcext:value-type="string">
            <text:p>2016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6144" calcext:value-type="float">
            <text:p>26.7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101102</text:p>
          </table:table-cell>
          <table:table-cell office:value-type="string" calcext:value-type="string">
            <text:p>2015-0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0756" calcext:value-type="float">
            <text:p>30.007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101102</text:p>
          </table:table-cell>
          <table:table-cell office:value-type="string" calcext:value-type="string">
            <text:p>2014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97176" calcext:value-type="float">
            <text:p>27.69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101102</text:p>
          </table:table-cell>
          <table:table-cell office:value-type="string" calcext:value-type="string">
            <text:p>2013-01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2908" calcext:value-type="float">
            <text:p>26.92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101102</text:p>
          </table:table-cell>
          <table:table-cell office:value-type="string" calcext:value-type="string">
            <text:p>2011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03" calcext:value-type="float">
            <text:p>24.00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101102</text:p>
          </table:table-cell>
          <table:table-cell office:value-type="string" calcext:value-type="string">
            <text:p>2010-0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39776" calcext:value-type="float">
            <text:p>25.63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101102</text:p>
          </table:table-cell>
          <table:table-cell office:value-type="string" calcext:value-type="string">
            <text:p>2009-03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8128" calcext:value-type="float">
            <text:p>25.48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101102</text:p>
          </table:table-cell>
          <table:table-cell office:value-type="string" calcext:value-type="string">
            <text:p>2008-0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6396" calcext:value-type="float">
            <text:p>24.06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101102</text:p>
          </table:table-cell>
          <table:table-cell office:value-type="string" calcext:value-type="string">
            <text:p>2007-0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0008" calcext:value-type="float">
            <text:p>23.50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101102</text:p>
          </table:table-cell>
          <table:table-cell office:value-type="string" calcext:value-type="string">
            <text:p>2005-0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1824" calcext:value-type="float">
            <text:p>24.01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101102</text:p>
          </table:table-cell>
          <table:table-cell office:value-type="string" calcext:value-type="string">
            <text:p>2004-0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6332" calcext:value-type="float">
            <text:p>26.563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101102</text:p>
          </table:table-cell>
          <table:table-cell office:value-type="string" calcext:value-type="string">
            <text:p>2003-0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0152" calcext:value-type="float">
            <text:p>27.4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101102</text:p>
          </table:table-cell>
          <table:table-cell office:value-type="string" calcext:value-type="string">
            <text:p>2002-0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83688" calcext:value-type="float">
            <text:p>27.98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101102</text:p>
          </table:table-cell>
          <table:table-cell office:value-type="string" calcext:value-type="string">
            <text:p>2000-0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656" calcext:value-type="float">
            <text:p>29.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101102</text:p>
          </table:table-cell>
          <table:table-cell office:value-type="string" calcext:value-type="string">
            <text:p>1998-0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0632" calcext:value-type="float">
            <text:p>27.7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101102</text:p>
          </table:table-cell>
          <table:table-cell office:value-type="string" calcext:value-type="string">
            <text:p>1997-0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1112" calcext:value-type="float">
            <text:p>28.0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101102</text:p>
          </table:table-cell>
          <table:table-cell office:value-type="string" calcext:value-type="string">
            <text:p>1996-0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44392" calcext:value-type="float">
            <text:p>29.044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101102</text:p>
          </table:table-cell>
          <table:table-cell office:value-type="string" calcext:value-type="string">
            <text:p>1989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752" calcext:value-type="float">
            <text:p>30.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101102</text:p>
          </table:table-cell>
          <table:table-cell office:value-type="string" calcext:value-type="string">
            <text:p>1988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1592" calcext:value-type="float">
            <text:p>28.31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101102</text:p>
          </table:table-cell>
          <table:table-cell office:value-type="string" calcext:value-type="string">
            <text:p>1987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43936" calcext:value-type="float">
            <text:p>28.44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101102</text:p>
          </table:table-cell>
          <table:table-cell office:value-type="string" calcext:value-type="string">
            <text:p>1986-12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704" calcext:value-type="float">
            <text:p>29.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101102</text:p>
          </table:table-cell>
          <table:table-cell office:value-type="string" calcext:value-type="string">
            <text:p>1973-03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84" calcext:value-type="float">
            <text:p>17.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101102</text:p>
          </table:table-cell>
          <table:table-cell office:value-type="string" calcext:value-type="string">
            <text:p>1970-04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848" calcext:value-type="float">
            <text:p>18.31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101102</text:p>
          </table:table-cell>
          <table:table-cell office:value-type="string" calcext:value-type="string">
            <text:p>1967-0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4344" calcext:value-type="float">
            <text:p>14.944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101102</text:p>
          </table:table-cell>
          <table:table-cell office:value-type="string" calcext:value-type="string">
            <text:p>1961-03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276" calcext:value-type="float">
            <text:p>10.65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101102</text:p>
          </table:table-cell>
          <table:table-cell office:value-type="string" calcext:value-type="string">
            <text:p>1960-03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8208" calcext:value-type="float">
            <text:p>10.808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101102</text:p>
          </table:table-cell>
          <table:table-cell office:value-type="string" calcext:value-type="string">
            <text:p>1959-04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988" calcext:value-type="float">
            <text:p>10.46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101102</text:p>
          </table:table-cell>
          <table:table-cell office:value-type="string" calcext:value-type="string">
            <text:p>1958-04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6624" calcext:value-type="float">
            <text:p>14.136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101102</text:p>
          </table:table-cell>
          <table:table-cell office:value-type="string" calcext:value-type="string">
            <text:p>1956-03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5472" calcext:value-type="float">
            <text:p>11.015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101102</text:p>
          </table:table-cell>
          <table:table-cell office:value-type="string" calcext:value-type="string">
            <text:p>1955-10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1128" calcext:value-type="float">
            <text:p>11.311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101102</text:p>
          </table:table-cell>
          <table:table-cell office:value-type="string" calcext:value-type="string">
            <text:p>1951-04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3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26" meta:object-count="0"/>
    <meta:user-defined meta:name="AppVersion">3.0</meta:user-defined>
  </office:meta>
</office:document-meta>
</file>